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3.743cm"/>
    </style:style>
    <style:style style:name="co4" style:family="table-column">
      <style:table-column-properties fo:break-before="auto" style:column-width="3.3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4" table:default-cell-style-name="Default"/>
        <table:table-column table:style-name="co4" table:number-columns-repeated="32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703">
            <text:p>5703</text:p>
          </table:table-cell>
          <table:table-cell office:value-type="float" office:value="10438">
            <text:p>10438</text:p>
          </table:table-cell>
          <table:table-cell office:value-type="float" office:value="15219">
            <text:p>15219</text:p>
          </table:table-cell>
          <table:table-cell office:value-type="float" office:value="20860">
            <text:p>20860</text:p>
          </table:table-cell>
          <table:table-cell office:value-type="float" office:value="25641">
            <text:p>25641</text:p>
          </table:table-cell>
          <table:table-cell office:value-type="float" office:value="30422">
            <text:p>30422</text:p>
          </table:table-cell>
          <table:table-cell office:value-type="float" office:value="35156">
            <text:p>35156</text:p>
          </table:table-cell>
          <table:table-cell office:value-type="float" office:value="40750">
            <text:p>40750</text:p>
          </table:table-cell>
          <table:table-cell office:value-type="float" office:value="45485">
            <text:p>45485</text:p>
          </table:table-cell>
          <table:table-cell office:value-type="float" office:value="50219">
            <text:p>50219</text:p>
          </table:table-cell>
          <table:table-cell office:value-type="float" office:value="55031">
            <text:p>55031</text:p>
          </table:table-cell>
          <table:table-cell office:value-type="float" office:value="60719">
            <text:p>60719</text:p>
          </table:table-cell>
          <table:table-cell office:value-type="float" office:value="65516">
            <text:p>65516</text:p>
          </table:table-cell>
          <table:table-cell office:value-type="float" office:value="70156">
            <text:p>70156</text:p>
          </table:table-cell>
          <table:table-cell office:value-type="float" office:value="75422">
            <text:p>75422</text:p>
          </table:table-cell>
          <table:table-cell office:value-type="float" office:value="80625">
            <text:p>80625</text:p>
          </table:table-cell>
          <table:table-cell office:value-type="float" office:value="85016">
            <text:p>85016</text:p>
          </table:table-cell>
          <table:table-cell office:value-type="float" office:value="90313">
            <text:p>90313</text:p>
          </table:table-cell>
          <table:table-cell office:value-type="float" office:value="95578">
            <text:p>95578</text:p>
          </table:table-cell>
          <table:table-cell office:value-type="float" office:value="100860">
            <text:p>100860</text:p>
          </table:table-cell>
          <table:table-cell office:value-type="float" office:value="105266">
            <text:p>105266</text:p>
          </table:table-cell>
          <table:table-cell office:value-type="float" office:value="110469">
            <text:p>110469</text:p>
          </table:table-cell>
          <table:table-cell office:value-type="float" office:value="115844">
            <text:p>115844</text:p>
          </table:table-cell>
          <table:table-cell office:value-type="float" office:value="120297">
            <text:p>120297</text:p>
          </table:table-cell>
          <table:table-cell office:value-type="float" office:value="125500">
            <text:p>125500</text:p>
          </table:table-cell>
          <table:table-cell office:value-type="float" office:value="130719">
            <text:p>130719</text:p>
          </table:table-cell>
          <table:table-cell office:value-type="float" office:value="135094">
            <text:p>135094</text:p>
          </table:table-cell>
          <table:table-cell office:value-type="float" office:value="140313">
            <text:p>140313</text:p>
          </table:table-cell>
          <table:table-cell office:value-type="float" office:value="145625">
            <text:p>145625</text:p>
          </table:table-cell>
          <table:table-cell office:value-type="float" office:value="150031">
            <text:p>150031</text:p>
          </table:table-cell>
          <table:table-cell office:value-type="float" office:value="155203">
            <text:p>155203</text:p>
          </table:table-cell>
          <table:table-cell office:value-type="float" office:value="160406">
            <text:p>160406</text:p>
          </table:table-cell>
          <table:table-cell office:value-type="float" office:value="165610">
            <text:p>165610</text:p>
          </table:table-cell>
          <table:table-cell office:value-type="float" office:value="170828">
            <text:p>170828</text:p>
          </table:table-cell>
          <table:table-cell office:value-type="float" office:value="175125">
            <text:p>175125</text:p>
          </table:table-cell>
          <table:table-cell office:value-type="float" office:value="180344">
            <text:p>180344</text:p>
          </table:table-cell>
          <table:table-cell office:value-type="float" office:value="185563">
            <text:p>185563</text:p>
          </table:table-cell>
          <table:table-cell office:value-type="float" office:value="190766">
            <text:p>190766</text:p>
          </table:table-cell>
          <table:table-cell office:value-type="float" office:value="195094">
            <text:p>195094</text:p>
          </table:table-cell>
          <table:table-cell office:value-type="float" office:value="200266">
            <text:p>200266</text:p>
          </table:table-cell>
          <table:table-cell office:value-type="float" office:value="205438">
            <text:p>205438</text:p>
          </table:table-cell>
          <table:table-cell office:value-type="float" office:value="210656">
            <text:p>210656</text:p>
          </table:table-cell>
          <table:table-cell office:value-type="float" office:value="215860">
            <text:p>215860</text:p>
          </table:table-cell>
          <table:table-cell office:value-type="float" office:value="220281">
            <text:p>220281</text:p>
          </table:table-cell>
          <table:table-cell office:value-type="float" office:value="225438">
            <text:p>225438</text:p>
          </table:table-cell>
          <table:table-cell office:value-type="float" office:value="230625">
            <text:p>230625</text:p>
          </table:table-cell>
          <table:table-cell office:value-type="float" office:value="235719">
            <text:p>235719</text:p>
          </table:table-cell>
          <table:table-cell office:value-type="float" office:value="240047">
            <text:p>240047</text:p>
          </table:table-cell>
          <table:table-cell office:value-type="float" office:value="245188">
            <text:p>245188</text:p>
          </table:table-cell>
          <table:table-cell office:value-type="float" office:value="250360">
            <text:p>250360</text:p>
          </table:table-cell>
          <table:table-cell office:value-type="float" office:value="255469">
            <text:p>255469</text:p>
          </table:table-cell>
          <table:table-cell office:value-type="float" office:value="260641">
            <text:p>260641</text:p>
          </table:table-cell>
          <table:table-cell office:value-type="float" office:value="265750">
            <text:p>265750</text:p>
          </table:table-cell>
          <table:table-cell office:value-type="float" office:value="270094">
            <text:p>270094</text:p>
          </table:table-cell>
          <table:table-cell office:value-type="float" office:value="275266">
            <text:p>275266</text:p>
          </table:table-cell>
          <table:table-cell office:value-type="float" office:value="280438">
            <text:p>280438</text:p>
          </table:table-cell>
          <table:table-cell office:value-type="float" office:value="285625">
            <text:p>285625</text:p>
          </table:table-cell>
          <table:table-cell office:value-type="float" office:value="290813">
            <text:p>290813</text:p>
          </table:table-cell>
          <table:table-cell office:value-type="float" office:value="295125">
            <text:p>295125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89699.792036644">
            <text:p>189699,79</text:p>
          </table:table-cell>
          <table:table-cell table:number-columns-repeated="5" office:value-type="float" office:value="189362.714692678">
            <text:p>189362,71</text:p>
          </table:table-cell>
          <table:table-cell table:number-columns-repeated="4" office:value-type="float" office:value="188237.343252991">
            <text:p>188237,34</text:p>
          </table:table-cell>
          <table:table-cell table:number-columns-repeated="32" office:value-type="float" office:value="187289.805420259">
            <text:p>187289,81</text:p>
          </table:table-cell>
          <table:table-cell table:number-columns-repeated="16" office:value-type="float" office:value="185961.654172049">
            <text:p>185961,65</text:p>
          </table:table-cell>
          <table:table-cell office:value-type="float" office:value="184496.943982667">
            <text:p>184496,94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7163.049537216">
            <text:p>187163,05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1137241.41668368">
            <text:p>1137241,42</text:p>
          </table:table-cell>
          <table:table-cell table:number-columns-repeated="58"/>
        </table:table-row>
        <table:table-row table:style-name="ro1">
          <table:table-cell/>
          <table:table-cell>
            <draw:frame table:end-cell-address="Sheet1.H30" table:end-x="2.031cm" table:end-y="0.426cm" draw:z-index="0" svg:width="22.774cm" svg:height="10.561cm" svg:x="0.46cm" svg:y="0.252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2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23:27</meta:creation-date>
    <dc:creator>Hugo Meyer</dc:creator>
    <dc:date>2007-12-26T18:26:58</dc:date>
    <dc:language>es-ES</dc:language>
    <meta:editing-cycles>2</meta:editing-cycles>
    <meta:editing-duration>PT59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9.6000003814697pt" style:font-family-asian="'Arial Unicode MS'" style:font-pitch-asian="variable" style:font-size-asian="19.6000003814697pt" style:font-family-complex="Tahoma" style:font-pitch-complex="variable" style:font-size-complex="19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10000038146973pt" style:font-family-asian="'Arial Unicode MS'" style:font-pitch-asian="variable" style:font-size-asian="9.10000038146973pt" style:font-family-complex="Tahoma" style:font-pitch-complex="variable" style:font-size-complex="9.1000003814697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Arial Unicode MS'" style:font-pitch-asian="variable" style:font-size-asian="10.6000003814697pt" style:font-family-complex="Tahoma" style:font-pitch-complex="variable" style:font-size-complex="10.600000381469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3.6000003814697pt" style:font-family-asian="'Arial Unicode MS'" style:font-pitch-asian="variable" style:font-size-asian="13.6000003814697pt" style:font-family-complex="Tahoma" style:font-pitch-complex="variable" style:font-size-complex="13.6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6000003814697pt" style:font-family-asian="'Arial Unicode MS'" style:font-pitch-asian="variable" style:font-size-asian="10.6000003814697pt" style:font-family-complex="Tahoma" style:font-pitch-complex="variable" style:font-size-complex="10.6000003814697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9.10000038146973pt" style:font-family-asian="'Arial Unicode MS'" style:font-pitch-asian="variable" style:font-size-asian="9.10000038146973pt" style:font-family-complex="Tahoma" style:font-pitch-complex="variable" style:font-size-complex="9.10000038146973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2.775cm" svg:height="10.562cm" chart:class="chart:scatter" chart:style-name="ch1">
        <chart:title svg:x="8.778cm" svg:y="0.21cm" chart:style-name="ch2">
          <text:p>Tiempo vs Costo</text:p>
        </chart:title>
        <chart:legend chart:legend-position="end" svg:x="20.843cm" svg:y="4.993cm" chart:style-name="ch3"/>
        <chart:plot-area chart:style-name="ch4" table:cell-range-address="Sheet1.$A$1:.$BH$2" chart:data-source-has-labels="column" chart:table-number-list="0" svg:x="0.454cm" svg:y="1.4cm" svg:width="19.482cm" svg:height="8.952cm">
          <chart:axis chart:dimension="x" chart:name="primary-x" chart:style-name="ch5">
            <chart:title svg:x="10.282cm" svg:y="9.799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54cm" svg:y="5.799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703">
                <text:p>5703</text:p>
              </table:table-cell>
              <table:table-cell office:value-type="float" office:value="10438">
                <text:p>10438</text:p>
              </table:table-cell>
              <table:table-cell office:value-type="float" office:value="15219">
                <text:p>15219</text:p>
              </table:table-cell>
              <table:table-cell office:value-type="float" office:value="20860">
                <text:p>20860</text:p>
              </table:table-cell>
              <table:table-cell office:value-type="float" office:value="25641">
                <text:p>25641</text:p>
              </table:table-cell>
              <table:table-cell office:value-type="float" office:value="30422">
                <text:p>30422</text:p>
              </table:table-cell>
              <table:table-cell office:value-type="float" office:value="35156">
                <text:p>35156</text:p>
              </table:table-cell>
              <table:table-cell office:value-type="float" office:value="40750">
                <text:p>40750</text:p>
              </table:table-cell>
              <table:table-cell office:value-type="float" office:value="45485">
                <text:p>45485</text:p>
              </table:table-cell>
              <table:table-cell office:value-type="float" office:value="50219">
                <text:p>50219</text:p>
              </table:table-cell>
              <table:table-cell office:value-type="float" office:value="55031">
                <text:p>55031</text:p>
              </table:table-cell>
              <table:table-cell office:value-type="float" office:value="60719">
                <text:p>60719</text:p>
              </table:table-cell>
              <table:table-cell office:value-type="float" office:value="65516">
                <text:p>65516</text:p>
              </table:table-cell>
              <table:table-cell office:value-type="float" office:value="70156">
                <text:p>70156</text:p>
              </table:table-cell>
              <table:table-cell office:value-type="float" office:value="75422">
                <text:p>75422</text:p>
              </table:table-cell>
              <table:table-cell office:value-type="float" office:value="80625">
                <text:p>80625</text:p>
              </table:table-cell>
              <table:table-cell office:value-type="float" office:value="85016">
                <text:p>85016</text:p>
              </table:table-cell>
              <table:table-cell office:value-type="float" office:value="90313">
                <text:p>90313</text:p>
              </table:table-cell>
              <table:table-cell office:value-type="float" office:value="95578">
                <text:p>95578</text:p>
              </table:table-cell>
              <table:table-cell office:value-type="float" office:value="100860">
                <text:p>100860</text:p>
              </table:table-cell>
              <table:table-cell office:value-type="float" office:value="105266">
                <text:p>105266</text:p>
              </table:table-cell>
              <table:table-cell office:value-type="float" office:value="110469">
                <text:p>110469</text:p>
              </table:table-cell>
              <table:table-cell office:value-type="float" office:value="115844">
                <text:p>115844</text:p>
              </table:table-cell>
              <table:table-cell office:value-type="float" office:value="120297">
                <text:p>120297</text:p>
              </table:table-cell>
              <table:table-cell office:value-type="float" office:value="125500">
                <text:p>125500</text:p>
              </table:table-cell>
              <table:table-cell office:value-type="float" office:value="130719">
                <text:p>130719</text:p>
              </table:table-cell>
              <table:table-cell office:value-type="float" office:value="135094">
                <text:p>135094</text:p>
              </table:table-cell>
              <table:table-cell office:value-type="float" office:value="140313">
                <text:p>140313</text:p>
              </table:table-cell>
              <table:table-cell office:value-type="float" office:value="145625">
                <text:p>145625</text:p>
              </table:table-cell>
              <table:table-cell office:value-type="float" office:value="150031">
                <text:p>150031</text:p>
              </table:table-cell>
              <table:table-cell office:value-type="float" office:value="155203">
                <text:p>155203</text:p>
              </table:table-cell>
              <table:table-cell office:value-type="float" office:value="160406">
                <text:p>160406</text:p>
              </table:table-cell>
              <table:table-cell office:value-type="float" office:value="165610">
                <text:p>165610</text:p>
              </table:table-cell>
              <table:table-cell office:value-type="float" office:value="170828">
                <text:p>170828</text:p>
              </table:table-cell>
              <table:table-cell office:value-type="float" office:value="175125">
                <text:p>175125</text:p>
              </table:table-cell>
              <table:table-cell office:value-type="float" office:value="180344">
                <text:p>180344</text:p>
              </table:table-cell>
              <table:table-cell office:value-type="float" office:value="185563">
                <text:p>185563</text:p>
              </table:table-cell>
              <table:table-cell office:value-type="float" office:value="190766">
                <text:p>190766</text:p>
              </table:table-cell>
              <table:table-cell office:value-type="float" office:value="195094">
                <text:p>195094</text:p>
              </table:table-cell>
              <table:table-cell office:value-type="float" office:value="200266">
                <text:p>200266</text:p>
              </table:table-cell>
              <table:table-cell office:value-type="float" office:value="205438">
                <text:p>205438</text:p>
              </table:table-cell>
              <table:table-cell office:value-type="float" office:value="210656">
                <text:p>210656</text:p>
              </table:table-cell>
              <table:table-cell office:value-type="float" office:value="215860">
                <text:p>215860</text:p>
              </table:table-cell>
              <table:table-cell office:value-type="float" office:value="220281">
                <text:p>220281</text:p>
              </table:table-cell>
              <table:table-cell office:value-type="float" office:value="225438">
                <text:p>225438</text:p>
              </table:table-cell>
              <table:table-cell office:value-type="float" office:value="230625">
                <text:p>230625</text:p>
              </table:table-cell>
              <table:table-cell office:value-type="float" office:value="235719">
                <text:p>235719</text:p>
              </table:table-cell>
              <table:table-cell office:value-type="float" office:value="240047">
                <text:p>240047</text:p>
              </table:table-cell>
              <table:table-cell office:value-type="float" office:value="245188">
                <text:p>245188</text:p>
              </table:table-cell>
              <table:table-cell office:value-type="float" office:value="250360">
                <text:p>250360</text:p>
              </table:table-cell>
              <table:table-cell office:value-type="float" office:value="255469">
                <text:p>255469</text:p>
              </table:table-cell>
              <table:table-cell office:value-type="float" office:value="260641">
                <text:p>260641</text:p>
              </table:table-cell>
              <table:table-cell office:value-type="float" office:value="265750">
                <text:p>265750</text:p>
              </table:table-cell>
              <table:table-cell office:value-type="float" office:value="270094">
                <text:p>270094</text:p>
              </table:table-cell>
              <table:table-cell office:value-type="float" office:value="275266">
                <text:p>275266</text:p>
              </table:table-cell>
              <table:table-cell office:value-type="float" office:value="280438">
                <text:p>280438</text:p>
              </table:table-cell>
              <table:table-cell office:value-type="float" office:value="285625">
                <text:p>285625</text:p>
              </table:table-cell>
              <table:table-cell office:value-type="float" office:value="290813">
                <text:p>290813</text:p>
              </table:table-cell>
              <table:table-cell office:value-type="float" office:value="295125">
                <text:p>295125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9699.792036644">
                <text:p>189699.792036644</text:p>
              </table:table-cell>
              <table:table-cell office:value-type="float" office:value="189362.714692678">
                <text:p>189362.714692678</text:p>
              </table:table-cell>
              <table:table-cell office:value-type="float" office:value="189362.714692678">
                <text:p>189362.714692678</text:p>
              </table:table-cell>
              <table:table-cell office:value-type="float" office:value="189362.714692678">
                <text:p>189362.714692678</text:p>
              </table:table-cell>
              <table:table-cell office:value-type="float" office:value="189362.714692678">
                <text:p>189362.714692678</text:p>
              </table:table-cell>
              <table:table-cell office:value-type="float" office:value="189362.714692678">
                <text:p>189362.714692678</text:p>
              </table:table-cell>
              <table:table-cell office:value-type="float" office:value="188237.343252991">
                <text:p>188237.343252991</text:p>
              </table:table-cell>
              <table:table-cell office:value-type="float" office:value="188237.343252991">
                <text:p>188237.343252991</text:p>
              </table:table-cell>
              <table:table-cell office:value-type="float" office:value="188237.343252991">
                <text:p>188237.343252991</text:p>
              </table:table-cell>
              <table:table-cell office:value-type="float" office:value="188237.343252991">
                <text:p>188237.343252991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7289.805420259">
                <text:p>187289.80542025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5961.654172049">
                <text:p>185961.654172049</text:p>
              </table:table-cell>
              <table:table-cell office:value-type="float" office:value="184496.943982667">
                <text:p>184496.94398266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